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6" style:family="text" style:display-name="s6">
      <style:text-properties fo:font-size="12pt" fo:color="#111111"/>
    </style:style>
    <style:style style:name="s7" style:family="text" style:display-name="s7">
      <style:text-properties fo:font-size="14pt" fo:color="#a0a0b0"/>
    </style:style>
    <style:style style:name="s8" style:family="drawing-page" style:display-name="s8">
      <style:drawing-page-properties draw:fill="solid" draw:fill-color="#1a1a2e" draw:background-size="border"/>
    </style:style>
    <style:style style:name="s9" style:family="drawing-page" style:display-name="s9">
      <style:drawing-page-properties draw:fill="solid" draw:fill-color="#16213e" draw:background-size="border"/>
    </style:style>
    <style:style style:name="s11" style:family="graphic" style:display-name="s11">
      <style:graphic-properties draw:stroke="none" draw:fill="none"/>
    </style:style>
  </office:automatic-styles>
  <office:body>
    <office:presentation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Course Complete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You are now a production-ready Podman operator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Congratulations — students have covered every skill needed to run rootless Podman services in</text:span></text:p>
              <text:p><text:span text:style-name="s6">production. Remind them of the five habits that separate good operators from beginners: 1. Rootless</text:span></text:p>
              <text:p><text:span text:style-name="s6">by default. 2. Secrets as files, never environment variables. 3. Volumes for state, .containerignore</text:span></text:p>
              <text:p><text:span text:style-name="s6">for builds. 4. Digest-pinned images for anything that matters. 5. Quadlet + systemd for anything</text:span></text:p>
              <text:p><text:span text:style-name="s6">that must survive a reboot. Point them to the cheatsheets/ directory for quick reference, and</text:span></text:p>
              <text:p><text:span text:style-name="s6">ASSESSMENTS.md for the two practical exam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Five Habits of a Podman Operator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1.  Rootless by default — explain every exception</text:span></text:p>
            <text:p><text:span text:style-name="s4">2.  Secrets as files — never environment variables</text:span></text:p>
            <text:p><text:span text:style-name="s4">3.  Volumes for state — writable layer is not persistence</text:span></text:p>
            <text:p><text:span text:style-name="s4">4.  Digest-pinned images — reproducibility + audit trail</text:span></text:p>
            <text:p><text:span text:style-name="s4">5.  Quadlet + systemd — reboot-safe production baseline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se five habits are a concise summary of the entire course. If a student can defend every</text:span></text:p>
              <text:p><text:span text:style-name="s6">deviation from these five habits, they are ready for production. Quick reference: cheatsheets/</text:span></text:p>
              <text:p><text:span text:style-name="s6">directory contains CLI, rootless, Quadlet, troubleshooting, and security cheatsheets. Next steps:</text:span></text:p>
              <text:p><text:span text:style-name="s6">read the capstone assessment rubric (ASSESSMENTS.md Exam B), complete the capstone project, then run</text:span></text:p>
              <text:p><text:span text:style-name="s6">the Module 90 survey if you need to scale beyond a single hos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